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69aa6" officeooo:paragraph-rsid="002d5640"/>
    </style:style>
    <style:style style:name="P2" style:family="paragraph" style:parent-style-name="Text_20_body">
      <style:text-properties fo:font-weight="bold" officeooo:rsid="00169aa6" officeooo:paragraph-rsid="002d5640" style:font-weight-asian="bold" style:font-weight-complex="bold"/>
    </style:style>
    <style:style style:name="P3" style:family="paragraph" style:parent-style-name="Text_20_body">
      <style:text-properties fo:font-weight="bold" officeooo:rsid="00660452" officeooo:paragraph-rsid="00660452" style:font-weight-asian="bold" style:font-weight-complex="bold"/>
    </style:style>
    <style:style style:name="P4" style:family="paragraph" style:parent-style-name="Text_20_body">
      <style:text-properties fo:font-weight="bold" officeooo:rsid="006f7a26" officeooo:paragraph-rsid="006f7a26" style:font-weight-asian="bold" style:font-weight-complex="bold"/>
    </style:style>
    <style:style style:name="P5" style:family="paragraph" style:parent-style-name="Text_20_body">
      <style:text-properties officeooo:rsid="0018120b" officeooo:paragraph-rsid="004576e6"/>
    </style:style>
    <style:style style:name="P6" style:family="paragraph" style:parent-style-name="Text_20_body">
      <style:text-properties officeooo:rsid="0019e883" officeooo:paragraph-rsid="004576e6"/>
    </style:style>
    <style:style style:name="P7" style:family="paragraph" style:parent-style-name="Text_20_body">
      <style:text-properties officeooo:rsid="001abd6d" officeooo:paragraph-rsid="004576e6"/>
    </style:style>
    <style:style style:name="P8" style:family="paragraph" style:parent-style-name="Text_20_body">
      <style:text-properties officeooo:rsid="001ff7f4" officeooo:paragraph-rsid="004576e6"/>
    </style:style>
    <style:style style:name="P9" style:family="paragraph" style:parent-style-name="Text_20_body">
      <style:text-properties fo:font-style="italic" officeooo:rsid="001ff7f4" officeooo:paragraph-rsid="004576e6" style:font-style-asian="italic" style:font-style-complex="italic"/>
    </style:style>
    <style:style style:name="P10" style:family="paragraph" style:parent-style-name="Text_20_body">
      <style:text-properties fo:font-style="italic" officeooo:rsid="001abd6d" officeooo:paragraph-rsid="004576e6" style:font-style-asian="italic" style:font-style-complex="italic"/>
    </style:style>
    <style:style style:name="P11" style:family="paragraph" style:parent-style-name="Text_20_body">
      <style:text-properties officeooo:paragraph-rsid="004576e6"/>
    </style:style>
    <style:style style:name="P12" style:family="paragraph" style:parent-style-name="Text_20_body">
      <style:text-properties officeooo:rsid="0047a197" officeooo:paragraph-rsid="00621d22"/>
    </style:style>
    <style:style style:name="P13" style:family="paragraph" style:parent-style-name="Text_20_body">
      <style:text-properties officeooo:rsid="0047a197" officeooo:paragraph-rsid="0047a197"/>
    </style:style>
    <style:style style:name="P14" style:family="paragraph" style:parent-style-name="Text_20_body">
      <style:text-properties officeooo:rsid="00495c24" officeooo:paragraph-rsid="00495c24"/>
    </style:style>
    <style:style style:name="P15" style:family="paragraph" style:parent-style-name="Text_20_body">
      <style:text-properties officeooo:rsid="004ad89f" officeooo:paragraph-rsid="004ad89f"/>
    </style:style>
    <style:style style:name="P16" style:family="paragraph" style:parent-style-name="Text_20_body">
      <style:text-properties officeooo:rsid="004b3959" officeooo:paragraph-rsid="004b3959"/>
    </style:style>
    <style:style style:name="P17" style:family="paragraph" style:parent-style-name="Text_20_body">
      <style:text-properties officeooo:rsid="004b3959" officeooo:paragraph-rsid="004d7f1f"/>
    </style:style>
    <style:style style:name="P18" style:family="paragraph" style:parent-style-name="Text_20_body">
      <style:text-properties officeooo:rsid="004d7f1f" officeooo:paragraph-rsid="004d7f1f"/>
    </style:style>
    <style:style style:name="P19" style:family="paragraph" style:parent-style-name="Text_20_body">
      <style:text-properties officeooo:rsid="004f2728" officeooo:paragraph-rsid="004f2728"/>
    </style:style>
    <style:style style:name="P20" style:family="paragraph" style:parent-style-name="Text_20_body">
      <style:text-properties officeooo:rsid="00621d22" officeooo:paragraph-rsid="00621d22"/>
    </style:style>
    <style:style style:name="P21" style:family="paragraph" style:parent-style-name="Text_20_body">
      <style:text-properties officeooo:rsid="0066fcf1" officeooo:paragraph-rsid="0066fcf1"/>
    </style:style>
    <style:style style:name="P22" style:family="paragraph" style:parent-style-name="Text_20_body">
      <style:text-properties officeooo:rsid="00679860" officeooo:paragraph-rsid="00679860"/>
    </style:style>
    <style:style style:name="P23" style:family="paragraph" style:parent-style-name="Text_20_body">
      <style:text-properties officeooo:rsid="00687765" officeooo:paragraph-rsid="00687765"/>
    </style:style>
    <style:style style:name="P24" style:family="paragraph" style:parent-style-name="Text_20_body">
      <style:text-properties officeooo:rsid="006b513a" officeooo:paragraph-rsid="006b513a"/>
    </style:style>
    <style:style style:name="P25" style:family="paragraph" style:parent-style-name="Text_20_body">
      <style:text-properties officeooo:rsid="006f7a26" officeooo:paragraph-rsid="006f7a26"/>
    </style:style>
    <style:style style:name="P26" style:family="paragraph" style:parent-style-name="Text_20_body">
      <style:text-properties officeooo:rsid="0079f4d1" officeooo:paragraph-rsid="007bab4f"/>
    </style:style>
    <style:style style:name="P27" style:family="paragraph" style:parent-style-name="Text_20_body">
      <style:text-properties officeooo:rsid="0079f4d1" officeooo:paragraph-rsid="009c337d"/>
    </style:style>
    <style:style style:name="P28" style:family="paragraph" style:parent-style-name="Text_20_body">
      <style:text-properties officeooo:rsid="007bab4f" officeooo:paragraph-rsid="007cb687"/>
    </style:style>
    <style:style style:name="P29" style:family="paragraph" style:parent-style-name="Text_20_body">
      <style:text-properties officeooo:rsid="007cb687" officeooo:paragraph-rsid="007cb687"/>
    </style:style>
    <style:style style:name="P30" style:family="paragraph" style:parent-style-name="Text_20_body">
      <style:text-properties officeooo:rsid="007de10f" officeooo:paragraph-rsid="007de10f"/>
    </style:style>
    <style:style style:name="P31" style:family="paragraph" style:parent-style-name="Text_20_body">
      <style:text-properties fo:font-style="normal" fo:font-weight="normal" officeooo:rsid="00495c24" officeooo:paragraph-rsid="007bab4f" style:font-style-asian="normal" style:font-weight-asian="normal" style:font-style-complex="normal" style:font-weight-complex="normal"/>
    </style:style>
    <style:style style:name="P32" style:family="paragraph" style:parent-style-name="Text_20_body">
      <style:text-properties fo:font-style="normal" fo:font-weight="normal" officeooo:rsid="00805d5d" officeooo:paragraph-rsid="00805d5d" style:font-style-asian="normal" style:font-weight-asian="normal" style:font-style-complex="normal" style:font-weight-complex="normal"/>
    </style:style>
    <style:style style:name="P33" style:family="paragraph" style:parent-style-name="Text_20_body">
      <style:text-properties fo:font-style="normal" fo:font-weight="normal" officeooo:rsid="008078e2" officeooo:paragraph-rsid="008078e2" style:font-style-asian="normal" style:font-weight-asian="normal" style:font-style-complex="normal" style:font-weight-complex="normal"/>
    </style:style>
    <style:style style:name="P34" style:family="paragraph" style:parent-style-name="Text_20_body">
      <style:text-properties officeooo:rsid="0070a6f5" officeooo:paragraph-rsid="0070a6f5"/>
    </style:style>
    <style:style style:name="P35" style:family="paragraph" style:parent-style-name="Text_20_body">
      <style:text-properties officeooo:rsid="008b78fc" officeooo:paragraph-rsid="008b78fc"/>
    </style:style>
    <style:style style:name="P36" style:family="paragraph" style:parent-style-name="Text_20_body">
      <style:text-properties officeooo:rsid="006a1a20" officeooo:paragraph-rsid="006a1a20"/>
    </style:style>
    <style:style style:name="P37" style:family="paragraph" style:parent-style-name="Text_20_body">
      <style:text-properties officeooo:rsid="008c4d33" officeooo:paragraph-rsid="008c4d33"/>
    </style:style>
    <style:style style:name="P38" style:family="paragraph" style:parent-style-name="Text_20_body">
      <style:text-properties officeooo:rsid="008da6f0" officeooo:paragraph-rsid="008da6f0"/>
    </style:style>
    <style:style style:name="P39" style:family="paragraph" style:parent-style-name="Text_20_body">
      <style:text-properties officeooo:rsid="008ecb5f" officeooo:paragraph-rsid="008ecb5f"/>
    </style:style>
    <style:style style:name="P40" style:family="paragraph" style:parent-style-name="Text_20_body">
      <style:text-properties officeooo:rsid="008f159b" officeooo:paragraph-rsid="008f159b"/>
    </style:style>
    <style:style style:name="P41" style:family="paragraph" style:parent-style-name="Text_20_body">
      <style:text-properties officeooo:paragraph-rsid="007e52f3"/>
    </style:style>
    <style:style style:name="P42" style:family="paragraph" style:parent-style-name="Text_20_body">
      <style:text-properties officeooo:rsid="00969a40" officeooo:paragraph-rsid="00969a40"/>
    </style:style>
    <style:style style:name="P43" style:family="paragraph" style:parent-style-name="Text_20_body">
      <style:text-properties officeooo:rsid="0098c0e3" officeooo:paragraph-rsid="0098c0e3"/>
    </style:style>
    <style:style style:name="P44" style:family="paragraph" style:parent-style-name="Text_20_body">
      <style:text-properties officeooo:rsid="0099ae4c" officeooo:paragraph-rsid="0099ae4c"/>
    </style:style>
    <style:style style:name="P45" style:family="paragraph" style:parent-style-name="Text_20_body">
      <style:text-properties officeooo:rsid="009b25ca" officeooo:paragraph-rsid="009b25ca"/>
    </style:style>
    <style:style style:name="P46" style:family="paragraph" style:parent-style-name="Standard">
      <style:paragraph-properties fo:break-before="page"/>
      <style:text-properties officeooo:rsid="0015678d" officeooo:paragraph-rsid="006e4fb4"/>
    </style:style>
    <style:style style:name="P47" style:family="paragraph" style:parent-style-name="Text_20_body">
      <style:paragraph-properties fo:break-before="page"/>
      <style:text-properties officeooo:rsid="00169aa6" officeooo:paragraph-rsid="002d5640"/>
    </style:style>
    <style:style style:name="P48" style:family="paragraph" style:parent-style-name="Standard">
      <style:text-properties officeooo:rsid="0015678d" officeooo:paragraph-rsid="006e4fb4"/>
    </style:style>
    <style:style style:name="P49" style:family="paragraph" style:parent-style-name="Standard">
      <style:text-properties style:text-position="0% 100%" officeooo:rsid="0015678d" officeooo:paragraph-rsid="006e4fb4"/>
    </style:style>
    <style:style style:name="P50" style:family="paragraph" style:parent-style-name="Standard">
      <style:text-properties style:text-position="0% 100%" officeooo:rsid="006e4fb4" officeooo:paragraph-rsid="006e4fb4"/>
    </style:style>
    <style:style style:name="P51" style:family="paragraph" style:parent-style-name="Standard">
      <style:text-properties style:text-position="0% 100%" officeooo:rsid="0017379e" officeooo:paragraph-rsid="006e4fb4"/>
    </style:style>
    <style:style style:name="P52" style:family="paragraph" style:parent-style-name="Standard">
      <style:text-properties style:text-position="0% 100%" officeooo:rsid="001862e6" officeooo:paragraph-rsid="006e4fb4"/>
    </style:style>
    <style:style style:name="P53" style:family="paragraph" style:parent-style-name="Standard">
      <style:text-properties style:text-position="0% 100%" officeooo:rsid="006e6710" officeooo:paragraph-rsid="006e6710"/>
    </style:style>
    <style:style style:name="P54" style:family="paragraph" style:parent-style-name="Standard">
      <style:text-properties style:text-position="0% 100%" officeooo:rsid="00736425" officeooo:paragraph-rsid="00736425"/>
    </style:style>
    <style:style style:name="P55" style:family="paragraph" style:parent-style-name="Title">
      <style:text-properties officeooo:rsid="00936a6a" officeooo:paragraph-rsid="00936a6a"/>
    </style:style>
    <style:style style:name="P56" style:family="paragraph" style:parent-style-name="Standard">
      <style:text-properties style:text-position="0% 100%" officeooo:rsid="006e6710" officeooo:paragraph-rsid="006e6710"/>
    </style:style>
    <style:style style:name="P57" style:family="paragraph" style:parent-style-name="Text_20_body" style:list-style-name="L1">
      <style:text-properties officeooo:rsid="0019e883" officeooo:paragraph-rsid="004576e6"/>
    </style:style>
    <style:style style:name="P58" style:family="paragraph" style:parent-style-name="Text_20_body" style:list-style-name="L1">
      <style:text-properties officeooo:rsid="004ad89f" officeooo:paragraph-rsid="004ad89f"/>
    </style:style>
    <style:style style:name="P59" style:family="paragraph" style:parent-style-name="Text_20_body" style:list-style-name="">
      <style:text-properties officeooo:rsid="001ff7f4" officeooo:paragraph-rsid="004576e6"/>
    </style:style>
    <style:style style:name="P60" style:family="paragraph" style:parent-style-name="Text_20_body">
      <style:text-properties style:text-position="0% 100%" officeooo:rsid="006e6710" officeooo:paragraph-rsid="006e6710"/>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rsid="00523823"/>
    </style:style>
    <style:style style:name="P63" style:family="paragraph" style:parent-style-name="Heading_20_1">
      <style:paragraph-properties fo:break-before="page"/>
      <style:text-properties officeooo:paragraph-rsid="004576e6"/>
    </style:style>
    <style:style style:name="P64" style:family="paragraph" style:parent-style-name="Heading_20_1">
      <style:paragraph-properties fo:break-before="page"/>
      <style:text-properties officeooo:rsid="00169aa6" officeooo:paragraph-rsid="002d5640"/>
    </style:style>
    <style:style style:name="P65" style:family="paragraph" style:parent-style-name="Heading_20_2">
      <style:text-properties officeooo:paragraph-rsid="007bab4f"/>
    </style:style>
    <style:style style:name="P66" style:family="paragraph" style:parent-style-name="Heading_20_2">
      <style:text-properties officeooo:rsid="00523823" officeooo:paragraph-rsid="007bab4f"/>
    </style:style>
    <style:style style:name="P67" style:family="paragraph" style:parent-style-name="Heading_20_3">
      <style:paragraph-properties fo:break-before="page"/>
    </style:style>
    <style:style style:name="T1" style:family="text">
      <style:text-properties officeooo:rsid="0018120b"/>
    </style:style>
    <style:style style:name="T2" style:family="text">
      <style:text-properties officeooo:rsid="001abd6d"/>
    </style:style>
    <style:style style:name="T3" style:family="text">
      <style:text-properties officeooo:rsid="001bc152"/>
    </style:style>
    <style:style style:name="T4" style:family="text">
      <style:text-properties officeooo:rsid="001d4fca"/>
    </style:style>
    <style:style style:name="T5" style:family="text">
      <style:text-properties fo:font-weight="bold" style:font-weight-asian="bold" style:font-weight-complex="bold"/>
    </style:style>
    <style:style style:name="T6" style:family="text">
      <style:text-properties fo:font-weight="bold" officeooo:rsid="00621d22" style:font-weight-asian="bold" style:font-weight-complex="bold"/>
    </style:style>
    <style:style style:name="T7" style:family="text">
      <style:text-properties fo:font-weight="bold" officeooo:rsid="007dae1c" style:font-weight-asian="bold" style:font-weight-complex="bold"/>
    </style:style>
    <style:style style:name="T8" style:family="text">
      <style:text-properties officeooo:rsid="00253d0c"/>
    </style:style>
    <style:style style:name="T9" style:family="text">
      <style:text-properties officeooo:rsid="00273660"/>
    </style:style>
    <style:style style:name="T10" style:family="text">
      <style:text-properties officeooo:rsid="00276699"/>
    </style:style>
    <style:style style:name="T11" style:family="text">
      <style:text-properties officeooo:rsid="0030c450"/>
    </style:style>
    <style:style style:name="T12" style:family="text">
      <style:text-properties officeooo:rsid="001ff7f4"/>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officeooo:rsid="001ff7f4" style:font-size-asian="12pt" style:font-size-complex="12pt"/>
    </style:style>
    <style:style style:name="T15" style:family="text">
      <style:text-properties style:font-name="Liberation Serif" fo:font-size="12pt" officeooo:rsid="001d4fca" style:font-size-asian="12pt" style:font-size-complex="12pt"/>
    </style:style>
    <style:style style:name="T16" style:family="text">
      <style:text-properties officeooo:rsid="004a4ddf"/>
    </style:style>
    <style:style style:name="T17" style:family="text">
      <style:text-properties officeooo:rsid="004ad89f"/>
    </style:style>
    <style:style style:name="T18" style:family="text">
      <style:text-properties officeooo:rsid="004c86cf"/>
    </style:style>
    <style:style style:name="T19" style:family="text">
      <style:text-properties officeooo:rsid="004d7f1f"/>
    </style:style>
    <style:style style:name="T20" style:family="text">
      <style:text-properties officeooo:rsid="004f2728"/>
    </style:style>
    <style:style style:name="T21" style:family="text">
      <style:text-properties officeooo:rsid="005461ba"/>
    </style:style>
    <style:style style:name="T22" style:family="text">
      <style:text-properties officeooo:rsid="00621d22"/>
    </style:style>
    <style:style style:name="T23" style:family="text">
      <style:text-properties officeooo:rsid="00637224"/>
    </style:style>
    <style:style style:name="T24" style:family="text">
      <style:text-properties officeooo:rsid="006c3692"/>
    </style:style>
    <style:style style:name="T25" style:family="text">
      <style:text-properties officeooo:rsid="006cc6a1"/>
    </style:style>
    <style:style style:name="T26" style:family="text">
      <style:text-properties officeooo:rsid="003af00b"/>
    </style:style>
    <style:style style:name="T27" style:family="text">
      <style:text-properties style:text-position="super 58%"/>
    </style:style>
    <style:style style:name="T28" style:family="text">
      <style:text-properties style:text-line-through-style="solid" style:text-line-through-type="single"/>
    </style:style>
    <style:style style:name="T29" style:family="text">
      <style:text-properties officeooo:rsid="0076e3b0"/>
    </style:style>
    <style:style style:name="T30" style:family="text">
      <style:text-properties officeooo:rsid="00784e0f"/>
    </style:style>
    <style:style style:name="T31" style:family="text">
      <style:text-properties officeooo:rsid="008078e2"/>
    </style:style>
    <style:style style:name="T32" style:family="text">
      <style:text-properties officeooo:rsid="008323d5"/>
    </style:style>
    <style:style style:name="T33" style:family="text">
      <style:text-properties fo:font-weight="normal" officeooo:rsid="008323d5" style:font-weight-asian="normal" style:font-weight-complex="normal"/>
    </style:style>
    <style:style style:name="T34" style:family="text">
      <style:text-properties officeooo:rsid="0088f239"/>
    </style:style>
    <style:style style:name="T35" style:family="text">
      <style:text-properties officeooo:rsid="008c4d33"/>
    </style:style>
    <style:style style:name="T36" style:family="text">
      <style:text-properties officeooo:rsid="009074f7"/>
    </style:style>
    <style:style style:name="T37" style:family="text">
      <style:text-properties officeooo:rsid="00936a6a"/>
    </style:style>
    <style:style style:name="T38" style:family="text">
      <style:text-properties officeooo:rsid="007dae1c"/>
    </style:style>
    <style:style style:name="T39" style:family="text">
      <style:text-properties officeooo:rsid="009750fe"/>
    </style:style>
    <style:style style:name="T40" style:family="text">
      <style:text-properties officeooo:rsid="0099ae4c"/>
    </style:style>
    <style:style style:name="T41" style:family="text">
      <style:text-properties officeooo:rsid="009c337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iscours thèse</text:p>
      <text:h text:style-name="Heading_20_1" text:outline-level="1">Introduction </text:h>
      <text:h text:style-name="P65" text:outline-level="2">Contexte : </text:h>
      <text:p text:style-name="P26">Bonjour M. les membres du jury…</text:p>
      <text:p text:style-name="P26">Cette thèse se place dans le contexte de la lutte contre l’étalement urbain. Ce phénomène est répendu, <text:span text:style-name="T34">il</text:span> pourtant été tenu responsable de multiples effets négatifs. Les pouvoirs publics ont donc pour objectifs de le maitriser et de controler cette extension, grâce à la création de documents de plannification et d’urbanisme. Les dynamiques de création de logement étant déterminé comme prépondérantes par de nombreux travaux de la littérature, cette thèse traite exclusivement du développement résidentiel comme facteur de lutte contre l’étalement urbain.</text:p>
      <text:p text:style-name="P27">Différents documents orientent et contraignent donc l’extension résidentielle, <text:span text:style-name="T41">de la parcelle à la région urbaine</text:span>. <text:span text:style-name="T41">Tout d’abbord, les politiques sectorielles sont définis par le schéma de cohérence territoriale au niveau du bassin de vie. Des politiques sectorielle, donc la consommation foncière. Le PLH défini la politique du logement au niveau de l’intercommunalité. Pour chaque commune existe un Plan local de l’urbanisme, imposant des contraintes à la construction de bâtment et autorise les parcelles à l’urbanisation. Les autorisations d’urbanisme, comme les permis de construire, doivent être conformes à ces derniers documents pour pouvoir être délivrés et permettre la construction d’un bâtiment.</text:span></text:p>
      <text:p text:style-name="P28">Nous avons isolé les différentes contraintes provenant de ces documents et s’appliquant spécifiquement aux développement résidentiel. Ces contraintes sont de natures différentes <text:span text:style-name="T37">et</text:span> <text:span text:style-name="T37">sont définis à différentes échelles</text:span>. Nous notons que <text:span text:style-name="T34">l</text:span>es <text:span text:style-name="T34">contraintes définis à un niveau s’appliquent en général à l’échelle inférieure</text:span>. Par exemple, les objectifs de construction de logements, définis au niveau intercommunal grâce au PLH, sont définis pour chaque communes. Il en va de même pour le zonage, défini au niveau communal et s’appliquant sur chaque parcelle. </text:p>
      <text:p text:style-name="P29">Différents rédacteurs réglementant des objets divers, ayant chacun leurs objectifs, produisent des contraintes à différentes échelles. Il est difficile d’anticiper individuellement les effets de ces documents <text:span text:style-name="T41">car les objets réglementés sont très complexes</text:span>. La combinaison de ces documents pourrait alors <text:span text:style-name="T41">avoir des effets</text:span> contradictoire. L’enjeux de cette thèse est de représenter l'articulation entre les différents documents de plannificaiton et d'urbanisme, grâce à un modèle, afin de tester la combinaison des différentes règles et contraintes d'aménagements.</text:p>
      <text:p text:style-name="P41"><text:span text:style-name="T38">Cette modélisation doit permettre de représenter les différentes actions aux différents niveaux de contraintes auxquelles elles s’appliquent. Elle doit également répondre aux objectifs usuels de la planification, à savoir le nombre et le type de logements créées... Nous n’avons pas le besoin de représenter les étapes intermédiaires de l’urbanisation. Les documents d’aménagement et de planificaiton ne considèrent généralement un état initial jusqu’à un état final. Nous ne cherchons donc pas à retracer une évolution, mais de simuler le développement résidentiel d’un état initial vers un état final. Également, la prise en compte des phénomènes anterieurs n’est pas prise en compte puisque les documents d’aménagement et de planificaiton doivent être capable d’opérer une rupture dans les manières d’orienter et de contraindre le développement résidentiel. Nous tenons également </text:span><text:soft-page-break/><text:span text:style-name="T38">à ce que le modèle développé soit libre et ouvert, afin de respecter des contraintes de vérification et de reproductibilité de l’approche et du code informatique développé. De nombreux modèles permettent de répondre à tout ou partie de ces requirements, nous souhaitons donc réutiliser des solutions pré-existantes.</text:span></text:p>
      <text:p text:style-name="P42"><text:span text:style-name="T39">Nous voulons créer </text:span>un modèle prospectif d’aide à la décision pour l’aménagement. Nous définissons ce terme puis citons quelques exemples de modèles. Nous nous intéressons ensuite aux modèles de simulation permettant de représenter l’évolution de phénomène géographiques, puis de l’usage combiné qu’il peut être fait de ces modèles. <text:span text:style-name="T39">Étant peu définis pour une modélisation très locale, nous présentons enfin des modèles génératifs pour simuler en détail la génération d’objets géographiques. </text:span></text:p>
      <text:p text:style-name="P42"/>
      <text:p text:style-name="P30">Nous présentons maintenant des modèles <text:span text:style-name="T7">spatialement explicites. </text:span><text:span text:style-name="T33">Bosser l’état de l’art</text:span></text:p>
      <text:p text:style-name="P31"/>
      <text:p text:style-name="P31"/>
      <text:p text:style-name="P31">Il n'existe pas de modèles permettant de simuler un développement résidentiel multi-échelles, multi-contraint et suffisamment descriptif pour s'adapter aux contraintes locales.</text:p>
      <text:p text:style-name="P31">...</text:p>
      <text:p text:style-name="P32">Nous présentons maintenant le modèle MUP-City </text:p>
      <text:p text:style-name="P32">…</text:p>
      <text:p text:style-name="P32">MUP-City génère une décomposition de l’ensemble de l’étendue de la simulation au moyen d’une grille de décomposition. Cela permet de catégoriser l’état construit ou non des cellules ainsi que de calculer leurs évaluations pour différentes règles d’accessibilité, comme les commerces et services ou les transports en communs. Ensuite, le modèle procède à la sélection de cellules jusqu’alors non construites en priorisant les celllules les plus intéressantes à urbaniser et selon une règle fractale. <text:span text:style-name="T31">Une sélection de cellules d’env 20m de coté, non urbanisés et évalué selon leurs intérêt est généré sur l’ensemble de la zone d’étude. </text:span></text:p>
      <text:p text:style-name="P33">Ces cellules sont ensuite utilisées comme des entrées du Parcel Manager. <text:span text:style-name="T32">Elles sont supperposées au parcellaire afin de sélectionner les parcelles les intersectant. Nous constatons que ce type de sélection ne produisant pas un tissus parcellaire réaliste, c’est pourquoi nous avons développé des algorithmes de recomposition parcellaire. </text:span></text:p>
      <text:h text:style-name="P66" text:outline-level="2"/>
      <text:p text:style-name="P13"><text:s/>… </text:p>
      <text:p text:style-name="P43">Nous commencons à comparer <text:span text:style-name="T40">les densités des développements résidentiels simulés avec ArtiScales. </text:span></text:p>
      <text:p text:style-name="P44">Nous constatons que certains développements résidentiel sont en concordance avec les hypothèses du modèle et les objectifs de création de logements. C’est le cas pour les </text:p>
      <text:p text:style-name="P44">En revanche, certaines </text:p>
      <text:h text:style-name="P61" text:outline-level="1">Discussion</text:h>
      <text:p text:style-name="P14">Discuter le choix des différents modules est très <text:span text:style-name="T21">absent</text:span> de la thèse et demandé dans les rapports : <text:span text:style-name="T16">le mettre constamment en doute : présentation de ces modèles face à d’autre dans la présentation des modules d’ArtiScales (notamment UrbanSimul pour la gestion du parcellaire – MUP-City avec un LUTI pour la répartition des nouveaux logements (quid des autres refs explicites – simPLU avec un autre modèle génératif de bâtiment ? ) – considéré le fait de faire avec d’autre en conclusion (avantages etc.. (MUP-City avec Fractalyse afin de placer les centres de développements fractaux ? SimPLU3D avec une estimation plus basique ?!)</text:span></text:p>
      <text:p text:style-name="P14"/>
      <text:p text:style-name="P12">L’étude de variabilité n’est pas un objectif en soi : <text:span text:style-name="T17">fait pour palier à la grande variabilité de MUP-City – utilisé dans la réflexion (permet de représenter l’incertitude du développement urbain – atteste la fiabilité dans certaines situations) </text:span></text:p>
      <text:p text:style-name="P12"><text:span text:style-name="T6">Concernant la critique de ne pas prendre les cellules avec un intérêt de 0 :</text:span><text:span text:style-name="T22"> </text:span></text:p>
      <text:p text:style-name="P20">Points pour prendre cette décision : Si une cellule à un intérêt nul à être urbanisé, il peut être logique de ne pas vouloir urbaniser cette cellule. </text:p>
      <text:p text:style-name="P20">La prise en compte de toutes les cellules aurait donc été très aléatoire puisque les nombreuses cellules avec une évaluation nulle auraient été tirées au sort. La différence entre le nombre de cellules <text:span text:style-name="T23">sélectionnées avec la moyenne pondérée et celles sélectionnées avec Yager et une évaluation non nulle, soit un grand nombre, </text:span>auraient été complètement tirées au hasard et les simulations seraient alors <text:span text:style-name="T23">très variables. </text:span></text:p>
      <text:p text:style-name="P20">Points contre : Intéressant de <text:span text:style-name="T23">tester nos indicateurs sur des résultats</text:span> complètement aléatoire ? </text:p>
      <text:p text:style-name="P15">SimPLU pourrait être utilisé afin de densifier lorsque MUP ne peux sélectionner (en milieu urbain – modifier la mauvaise formulation dans le chap 5)<text:span text:style-name="T20"> </text:span></text:p>
      <text:p text:style-name="P3">Avez vous des idées sur les indicateurs à utiliser pour l’exploration automatique de la variabilité ? </text:p>
      <text:p text:style-name="P21">Sur MUP-City :</text:p>
      <text:p text:style-name="P21">Sur AS : </text:p>
      <text:p text:style-name="P21"><text:s/></text:p>
      <text:p text:style-name="P22">Que feriez vous <text:span text:style-name="T25">différemment</text:span> :</text:p>
      <text:p text:style-name="P22">Petit trucs, comme le fait de prendre les typologies de communes de l’analyse de <text:span text:style-name="T25">variabilité</text:span> au lieu de celles du SCoT <text:span text:style-name="T25">(faciliter la </text:span><text:s/></text:p>
      <text:p text:style-name="P22">Moins de temps sur l’analyse de variabilité (est ce que ce peut se dire ? trouver des arguments qui <text:span text:style-name="T25">abîment</text:span> pas trop).</text:p>
      <text:p text:style-name="P4">Pourquoi avoir précontraint les types de bâtiment dans SimPLU3D ?</text:p>
      <text:p text:style-name="P25">Modèle à visée prospective et non explorative. On a donc simulé le type de bâtiment le plus à même d’être construit dans chaque secteur (avec les conseils de la CAGB)</text:p>
      <text:p text:style-name="P25"/>
      <text:p text:style-name="P24"><text:soft-page-break/>différence entre les modèles à visée prospective (mon cas - plutôt en forecasting) avec les modèles à visée explicative (pas du tout mon cas et qui nécessiterais de grosses remises en questions), des modèles normatifs (pourrait être le cas avec MUP-City notamment. Perspective intéressante car AS pourrait permettre d’orienter les documents d’aménagement selon les emplacements intéressants<text:span text:style-name="T24">).</text:span></text:p>
      <text:p text:style-name="P34">Modèles exploratif : un peu mais pas principalement. Je repete le terme exploratoire dans le doc, mais </text:p>
      <text:p text:style-name="P34"/>
      <text:p text:style-name="P35">UrbanSimul : démographie et estimations foncières. Approche envisagée des Unités Foncières, mais pas le partenariat avec la DgfiP. <text:span text:style-name="T35">Nécessité de prendre en compte ces gisements fonciers dans l’analyse de la capacité de densification.</text:span></text:p>
      <text:p text:style-name="P38">Objectif non abordé dans la thèse : reporter les interdictions de constructions dans le PLU (grâce au zonage ou grâce à des SUP)</text:p>
      <text:p text:style-name="P39">Le foncier ainsi repéré sert également à des commerces et services compatibles avec l’habitat (pas de grands équipements), donc intégrable grâce à des ratios dans l’estimation de logements</text:p>
      <text:p text:style-name="P39">Le ScoT semble avoir le droit de repérer des zones fermées à l’urbanisation si il estime que le gisement foncier de la commune n’est pas suffisant. </text:p>
      <text:p text:style-name="P39">Le ScoT de Grenoble mets une barre à 3000m2 pour les parcelles densifiables. Cette limite est </text:p>
      <text:p text:style-name="P39"/>
      <text:p text:style-name="P40">Pas de nécessité que les parcelles soient reliée à la voirie proviens des exemples que nous avons pris. Par exemple, dans une notice permettant le repérage de gisement foncier au sein du ScoT de Grenoble, la condition est que les parcelles soit inférieur à 3000 m², pas qu’elles soient accessibles à la route. </text:p>
      <text:p text:style-name="P40">Pour remplacer MUP-City, on aurait très bien pu construire un module repérant les gisements foncier (comme UrbanSimul) et y appliquer des quotas (remplissage de dent creuses, % <text:span text:style-name="T36">attendus de densification parcellaire...</text:span>). Par contre, le ScoT prévoit des moyens de repérer des nouveaux emplacements si la réserve foncière n’est pas suffisante, sans pour autant descenrer une méthode de repérage. Cela est permis par MUP-City et ses règles d’évaluations de l’accessibilité. Peut être qu’une méthode composite serait alors à prévoire, ou MUP-City ferait l’extension et un autre module s’occuperais de la densification des tissus bâtis ? </text:p>
      <text:h text:style-name="P67" text:outline-level="3">must read : </text:h>
      <text:p text:style-name="P23"><text:a xlink:type="simple" xlink:href="https://research.tue.nl/en/publications/a-heuristic-method-for-land-use-plan-generation-in-planning-suppo" text:style-name="Internet_20_link" text:visited-style-name="Visited_20_Internet_20_Link">https://research.tue.nl/en/publications/a-heuristic-method-for-land-use-plan-generation-in-planning-suppo</text:a></text:p>
      <text:p text:style-name="P23"><text:a xlink:type="simple" xlink:href="https://journals.sagepub.com/doi/abs/10.1068/b35050?id=b35050#articleCitationDownloadContainer" text:style-name="Internet_20_link" text:visited-style-name="Visited_20_Internet_20_Link">https://journals.sagepub.com/doi/abs/10.1068/b35050?id=b35050#articleCitationDownloadContainer</text:a></text:p>
      <text:p text:style-name="P36">Destinie</text:p>
      <text:p text:style-name="P37">Les effets du prix de l’offre foncière -Genihaux et leroux</text:p>
      <text:p text:style-name="P23"/>
      <text:h text:style-name="P62" text:outline-level="1"/>
      <text:p text:style-name="P45">Note MB</text:p>
      <text:p text:style-name="P45">Remettre les notes au fur et à mesure</text:p>
      <text:h text:style-name="P63" text:outline-level="1">Analyse et réponse concernant les rapports </text:h>
      <text:p text:style-name="P11"/>
      <text:p text:style-name="P5">Questions à <text:span text:style-name="T10">répondre</text:span> pendant la soutenance :</text:p>
      <text:p text:style-name="P7">Grosse question sur l’orientation et les objectifs du modèle : Pourquoi la plateforme ne pourrait elle pas répondre à tous les objectifs que CGJ énumère ?! <text:span text:style-name="T30">=&gt; un objectif, et d’autres doivent permettre d’y répondre. Visee prospective, l’exploration n’est que pour assurer la fiabilité du modèle </text:span></text:p>
      <text:p text:style-name="P7"/>
      <text:p text:style-name="P7"/>
      <text:p text:style-name="P16">Se sentir prêt à argumenter sur les points suivants : </text:p>
      <text:p text:style-name="P16">Pas de calibration réalisée ni de rappel au passé : les politiques urbaines peuvent vouloir pouvoir changer les choses, pas en se basant sur un laissé faire libéral</text:p>
      <text:p text:style-name="P17">Possibilité de faire <text:span text:style-name="T29">un autre plan </text:span>? Une intro synthétique (5 pages) ou on explique que l’on veut faire des simulations du développement résidentiels multi-échelle afin de tester les compatibilitées entre les différentes règles et niveaux. Une première partie ou expliquer le contexte législatif <text:span text:style-name="T19">et usuel</text:span>, <text:span text:style-name="T19">les modèles de simulations à visées prospectives, </text:span>les <text:span text:style-name="T19">contraintes et les objectifs nécessaires à notre modèle, l’état de l’art et l’arrêt sur nos modèles, les objectifs que celui ci pourrait répondre. </text:span></text:p>
      <text:p text:style-name="P18">Pour défendre mon plan de manuscrit : intro qui place le contexte et les cadres législatif : définition d’une problématique avec différents objectifs auxquels un modèle de simulation permettrait de résoudre. Revue de différents modèles puis esquisse d’un modèle théorique issus de couplage. </text:p>
      <text:p text:style-name="P19">Statut intermédiaire du modèle (descriptif/stylistique) : proviens car les différentes parties ne sont pas identiques (MUP-City plutot stylisé – SimPLU plutot descriptif). Proposition d’un statut hybride par ce type de couplage ? </text:p>
      <text:p text:style-name="P6">a revoir sur le manuscrit :</text:p>
      <text:list xml:id="list776103922" text:style-name="L1">
        <text:list-item>
          <text:p text:style-name="P57">redites et fautes d’orthographe</text:p>
        </text:list-item>
        <text:list-item>
          <text:p text:style-name="P57">Synthétisé les resultats du chap2 (pour l’article?) : <text:span text:style-name="T2">Mini conclusion sur les limites d’utilisation du modèle MUP-City (x2 demandé, par Julien aussi, a faire figurer dans l’exposé obligé): à faire pour l’article de toutes façons, donc mettre dans la présentation ?!</text:span></text:p>
        </text:list-item>
        <text:list-item>
          <text:p text:style-name="P57">renforcer le positionnement par rapport à UrbanSimul <text:span text:style-name="T3">= Rechercher d’autre doc et trouver pourquoi moi c’est mieux. <text:line-break/>L’échelle n’est pas celle de la région mais directement celle de la commune. Pas de répartition générale sur les différentes communes de la zone d’étude selon des scénarios précis comme c’est possible de le faire avec MUP-City. Pas d’ouverture du code. Pas de doc sur les technos employées (julien à dit en avoir trouvé – lui demander)</text:span></text:p>
        </text:list-item>
        <text:list-item>
          <text:p text:style-name="P58">SimPLU pourrait être utilisé afin de densifier lorsque MUP ne peux sélectionner (en milieu urbain – modifier la mauvaise formulation dans le chap 5). <text:span text:style-name="T18">De même, des zones de l’ANRU peuvent être définies et détruites et resoumises à un processus de totale d’une zone </text:span></text:p>
        </text:list-item>
        <text:list-item>
          <text:p text:style-name="P58"><text:soft-page-break/>Appuyer le fait que les simu du chapitre 5 ne poursuivent pas un but défini mais sont exploratoires afin d’étudier le modèle créée. Les différentes utilisations sont ensuite décrite dans les perspectives et certaines seront mises en œuvre dans le futur post doc. </text:p>
        </text:list-item>
        <text:list-item>
          <text:p text:style-name="P57"/>
        </text:list-item>
      </text:list>
      <text:p text:style-name="P8">Pistes : </text:p>
      <text:p text:style-name="P9"><text:span text:style-name="T11">R</text:span>éflexion sur les facteurs d’incertitude dans le domaine du développement territorial (mécanismes de rétention foncière, logiques de marché, dynamiques politiques etc.)</text:p>
      <text:p text:style-name="P9">traitements complémentaires prévus</text:p>
      <text:p text:style-name="P10"/>
      <text:p text:style-name="P6">Ref et notions à checker : <text:s/>Porta, Arentze et Gheniaux.</text:p>
      <text:p text:style-name="P7">Josselin sur la robustesse </text:p>
      <text:p text:style-name="P7">é<text:span text:style-name="T4">volution des trames parcellaire déjà beaucoup étudiée depuis les années 90 ? rechecker ça boi et trouver en quoi. </text:span></text:p>
      <text:p text:style-name="P8">(revoir les régressions logistiques)</text:p>
      <text:p text:style-name="P11"><text:span text:style-name="T12"><text:s/>ROC entre différents scénarios, </text:span><text:span text:style-name="T14">: </text:span><text:span text:style-name="T13">Receiver Operating Characteristic ». Cette méthode statistique p</text:span><text:span text:style-name="T15">ermet d‟évaluer la précision d‟une règle de décision binaire, de comparer plusieurs indicateurs et d‟optimiser leurs seuils de décisions (Swets, 1988; Makowski and Monod, 2011). </text:span></text:p>
      <text:p text:style-name="P8"><text:s/>distinguant les near-miss des far-miss par l’analyse sur base de <text:span text:style-name="T5">logique floue </text:span>ou à travers une méthode multi-échelle telle que proposée par Ponthius),</text:p>
      <text:h text:style-name="P59" text:outline-level="1"/>
      <text:h text:style-name="P64" text:outline-level="1">Email d’invitation </text:h>
      <text:p text:style-name="P1">Bonjour à tous !</text:p>
      <text:p text:style-name="P1">Je suis très heureux de vous annoncer que je suis autorisé à soutenir ma thèse le Vendredi 27 septembre à 14 heures dans les locaux de l’IGN à Saint Mandé. Ceci étant une soutenance publique, je serais heureux de vous voir présent ! Normalement, l’exposé sera compréhensible pour tout un chacun, peut être un peu long, mais si ça vous <text:span text:style-name="T8">ennuie</text:span> trop et que vous n’avez plus de batterie sur vos ordinateurs de poche, je ne me formaliserais <text:span text:style-name="T8">pas </text:span>si vous sortez pour fumer vos pipes. Le titre de la soutenance est le suivant : </text:p>
      <text:p text:style-name="P2">SIMULATION DE FORMES RÉALISTES DE DÉVELOPPEMENT RÉSIDENTIEL, DE L’ÉCHELLE DU BÂTIMENT À CELLE DE L’ENSEMBLE D’UNE RÉGION URBAINE</text:p>
      <text:p text:style-name="P1">Il sera suivi d’un <text:span text:style-name="T8">apéritif</text:span>, <text:span text:style-name="T9">certainement</text:span> dans la même salle, puis <text:span text:style-name="T9">le</text:span> weekend permettant à tout le monde de veiller un peu, nous pourrons continuer la fête dans un bar. </text:p>
      <text:p text:style-name="P1">Merci de me prévenir de votre venue ou non et à quels parties de l’aprem <text:span text:style-name="T1">vous prendrez part </text:span>afin que je puisse <text:span text:style-name="T8">dimensionner</text:span> le pot et prévoir le bar d’après. </text:p>
      <text:p text:style-name="P1">Puis si vous ne pouvez pas vous déplacer mais que vous êtes quand même intéressé par mon travail, je pourrais vous envoyer la présentation (mais pas le pot..!). </text:p>
      <text:p text:style-name="P1">À bientôt</text:p>
      <text:p text:style-name="P1">Maxime<text:span text:style-name="T1"> </text:span></text:p>
      <text:p text:style-name="P47"/>
      <text:p text:style-name="P46">Note <text:span text:style-name="T26">appartement</text:span></text:p>
      <text:p text:style-name="P48">max pizza : 58<text:span text:style-name="T27">e</text:span></text:p>
      <text:p text:style-name="P49">mymy sushi 16 </text:p>
      <text:p text:style-name="P49">mymy bricorama :</text:p>
      <text:p text:style-name="P49">mymy emaus : 9</text:p>
      <text:p text:style-name="P49">mymy monoprix : 50 ?</text:p>
      <text:p text:style-name="P49">max livebox :</text:p>
      <text:p text:style-name="P49">max table : 30e</text:p>
      <text:p text:style-name="P50">max parking courbevoie : 7,5</text:p>
      <text:p text:style-name="P49"/>
      <text:p text:style-name="P49"/>
      <text:p text:style-name="P54">max essence + péage crest 68<text:span text:style-name="T27">e</text:span></text:p>
      <text:p text:style-name="P54">max miel+glace crest +5 €</text:p>
      <text:p text:style-name="P54">mym courses beauf 10€</text:p>
      <text:p text:style-name="P49"/>
      <text:p text:style-name="P49">à faire : </text:p>
      <text:p text:style-name="P49"><text:span text:style-name="T28">résiliser electricité</text:span> </text:p>
      <text:p text:style-name="P49">résilier assurance habitation</text:p>
      <text:p text:style-name="P49">changement d’adresse <text:span text:style-name="T28">le diplo</text:span> - scpo - ign</text:p>
      <text:p text:style-name="P51">monter ces putains de canap</text:p>
      <text:p text:style-name="P51">se calmer </text:p>
      <text:p text:style-name="P51"/>
      <text:p text:style-name="P49">prendre abo electricité</text:p>
      <text:p text:style-name="P52">mettre un sticker antipub</text:p>
      <text:p text:style-name="P52"/>
      <text:p text:style-name="P50">envoyer des emails aux gens de OM et aux non liste lastig</text:p>
      <text:p text:style-name="P50"/>
      <text:p text:style-name="P53">changer le billet de train pour besac</text:p>
      <text:p text:style-name="P53"/>
      <text:p text:style-name="P60">Salut Cécile !</text:p>
      <text:p text:style-name="Text_20_body">Ce serait OK pour 14h à 16h cet aprem ou tu préfère préparer tes soutenances ? Je comprends tout à fait que de demander ça pour un délai si cours à des gens déjà débordé, c'est beaucoup ! J'avais remarqué que tu avais souvent des questions qui pointaient très (trop?) juste, c'eut été un bon entraînement d'y répondre ! Mais si tu n'as pas le temps, je peux me débrouiller. Je vais faire une répet avec Sido en fin d'après midi, puis certainement une avec Paul et Julien par visio demain en début de soirée. Puis jeudi, peut être que je m'occuperais plus du pôt, en effet !! </text:p>
      <text:p text:style-name="Text_20_body">Maxime</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3:09:46.177407777</meta:creation-date>
    <dc:date>2019-09-24T10:27:51.558523172</dc:date>
    <meta:editing-duration>PT22H35M56S</meta:editing-duration>
    <meta:editing-cycles>40</meta:editing-cycles>
    <meta:generator>LibreOffice/6.0.7.3$Linux_X86_64 LibreOffice_project/00m0$Build-3</meta:generator>
    <meta:document-statistic meta:table-count="0" meta:image-count="0" meta:object-count="0" meta:page-count="11" meta:paragraph-count="112" meta:word-count="2588" meta:character-count="16778" meta:non-whitespace-character-count="14243"/>
  </office:meta>
</office:document-meta>
</file>